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ejectors</text:p>
          </table:table-cell>
          <table:table-cell office:value-type="string" calcext:value-type="string">
            <text:p>packet size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91448" calcext:value-type="float">
            <text:p>6.914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1789" calcext:value-type="float">
            <text:p>5.4178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2891" calcext:value-type="float">
            <text:p>4.628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2" calcext:value-type="float">
            <text:p>0.240032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317" calcext:value-type="float">
            <text:p>5.03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91448" calcext:value-type="float">
            <text:p>6.914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1789" calcext:value-type="float">
            <text:p>5.4178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2891" calcext:value-type="float">
            <text:p>4.628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2" calcext:value-type="float">
            <text:p>0.240032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317" calcext:value-type="float">
            <text:p>5.03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91448" calcext:value-type="float">
            <text:p>6.914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1789" calcext:value-type="float">
            <text:p>5.4178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2891" calcext:value-type="float">
            <text:p>4.628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2" calcext:value-type="float">
            <text:p>0.240032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317" calcext:value-type="float">
            <text:p>5.0317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89207" calcext:value-type="float">
            <text:p>6.892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5" calcext:value-type="float">
            <text:p>5.406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5" calcext:value-type="float">
            <text:p>4.617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1" calcext:value-type="float">
            <text:p>5.0229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89207" calcext:value-type="float">
            <text:p>6.892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5" calcext:value-type="float">
            <text:p>5.406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5" calcext:value-type="float">
            <text:p>4.617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1" calcext:value-type="float">
            <text:p>5.022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89207" calcext:value-type="float">
            <text:p>6.892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5" calcext:value-type="float">
            <text:p>5.406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5" calcext:value-type="float">
            <text:p>4.617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1" calcext:value-type="float">
            <text:p>5.02291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6-26T20:34:07.740801108</dc:date>
    <meta:editing-duration>PT6H15M17S</meta:editing-duration>
    <meta:editing-cycles>24</meta:editing-cycles>
    <meta:generator>LibreOffice/7.3.7.2$Linux_AARCH64 LibreOffice_project/30$Build-2</meta:generator>
    <meta:document-statistic meta:table-count="1" meta:cell-count="257" meta:object-count="0"/>
  </office:meta>
</office:document-meta>
</file>